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ff3333" fo:language="fr" fo:country="FR" fo:font-weight="normal" style:font-weight-asian="normal" style:font-weight-complex="normal"/>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text-properties fo:language="fr" fo:country="FR" fo:font-weight="bold" style:font-weight-asian="bold" style:font-weight-complex="bold"/>
    </style:style>
    <style:style style:name="P4" style:family="paragraph" style:parent-style-name="Standard">
      <style:paragraph-properties fo:text-align="justify" style:justify-single-word="false"/>
      <style:text-properties fo:language="fr" fo:country="FR" fo:font-weight="normal" style:font-weight-asian="normal" style:font-weight-complex="normal"/>
    </style:style>
    <style:style style:name="P5" style:family="paragraph" style:parent-style-name="Standard">
      <style:paragraph-properties fo:text-align="justify" style:justify-single-word="false"/>
      <style:text-properties fo:language="fr" fo:country="FR"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text-properties fo:color="#ff3333" fo:language="fr" fo:country="FR" fo:font-weight="normal" style:font-weight-asian="normal" style:font-weight-complex="normal"/>
    </style:style>
    <style:style style:name="P8" style:family="paragraph" style:parent-style-name="Standard">
      <style:paragraph-properties fo:text-align="start" style:justify-single-word="false"/>
      <style:text-properties fo:color="#ff3333" fo:language="fr" fo:country="FR"/>
    </style:style>
    <style:style style:name="P9" style:family="paragraph" style:parent-style-name="Standard">
      <style:text-properties fo:color="#000000" fo:language="fr" fo:country="FR" fo:font-weight="normal" style:font-weight-asian="normal" style:font-weight-complex="normal"/>
    </style:style>
    <style:style style:name="T1" style:family="text">
      <style:text-properties fo:font-size="28pt" fo:font-weight="bold" style:font-size-asian="28pt" style:font-weight-asian="bold" style:font-size-complex="28pt" style:font-weight-complex="bold"/>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Mail:</text:span><text:span text:style-name="T2"><text:line-break/><text:line-break/>Bonjour Madame, Monsieur, et l'équipe de l'After Foot,<text:line-break/><text:line-break/>Suite à la parution de plusieurs articles mêlant le jeu de société « Scrabble » à l'UEFA 2016 (Eurosport, FranceFootball). Nous avons pris l'initiative de faire une autre étude tout en utilisant ce jeu pour montrer la diversité des noms des joueurs des équipes qualifiées pour les ¼ de finale.</text:span></text:p>
      <text:p text:style-name="Standard"><text:span text:style-name="T2"><text:line-break/>Simple et original, nous espérons que l'article qui suit vous amusera même si celui-ci ne peut être considéré comme rigoureux sachant qu'il base ses résultats sur un jeu de société.<text:line-break/><text:line-break/>Cordialement,<text:line-break/>Trois élèves ingénieurs: </text:span>Nicolas TASTEVIN, Pierre CAUSSANEL et Pierre-Alexis NARDIN<text:span text:style-name="T2"><text:line-break/><text:line-break/></text:span><text:span text:style-name="T3">Article:</text:span><text:span text:style-name="T2"><text:line-break/></text:span></text:p>
      <text:p text:style-name="P2"><text:span text:style-name="T1">¼ de finale: Analyse de la diversité au sein des équipes à l'aide du Scrabble</text:span><text:line-break/></text:p>
      <text:p text:style-name="P3">Euro 2016 – L'étau se resserre, seulement 8 équipes sont encore en compétition. Il est maintenant temps de comparer ces équipes dans le détails.</text:p>
      <text:p text:style-name="P3"/>
      <text:p text:style-name="P4">La tendance de ces derniers jours porte sur le calcul des points que rapporteraient au scrabble Français le nom des joueurs participant à l'euro. A ce jeu là la Pologne se montrait la meilleure avec 7 joueurs dans le top 10 (gagnant Blaszczykowski avec 72 points). Mais est-il vraiment judicieux de jouer au Scrabble français avec des noms polonais? Ainsi nous est venue l'idée de calculer les points que rapporteraient les joueurs grâce à leur nom et prénom au scrabble de la langue de leur nation. Ainsi Blaszczykowski ne rapporterait plus que 21 points avec son nom de famille (et oui le Z et le W ne rapportent que 1 point au scrabble polonais!). Et le grand gagnant parmi les équipes qualifiées en ¼ de finale est El Shaarawy avec pas moins de 39 points.</text:p>
      <text:p text:style-name="P6"><text:span text:style-name="T4">Pourrait-on pas en tirer des informations intéressantes quant à la diversité des noms des joueurs au sein d'une équipe? En effet <text:s/>« Blaszczykowski » est plus près des  Lewandowski, Grosicki, </text:span>Fabiański...<text:span text:style-name="T4"> <text:s/>que El Shaarawy ne l'est des <text:s/>Bonucci, De Rossi, Chiellini... </text:span></text:p>
      <text:p text:style-name="P6"><text:span text:style-name="T4">Nous nous sommes ainsi intéressé à l'écart de point qu'il existe au sein d'une équipe. Pour avoir des résultats plus pertinents on a pris le parti de diviser pour chaque joueur son nombre de points par la longueur de son nom. Par exemple pour Blaszczykowski qui possède 14 lettres et rapporte 21 points, on obtient une valeur de 21/14 = 1,5.</text:span></text:p>
      <text:p text:style-name="P4">Pour faire simple: pour une équipe donnée, le calcul effectué ci dessus pour Blaszczykowski est appliqué à chaque joueur en prenant en compte à la fois son nom et son prénom. Les points Scrabble utilisés sont ceux propre au pays de l'équipe qualifiée. De ce fait, une équipe avec des joueurs aux origines proches dans son effectif aura donc des ratios “score scrabble / nombres de lettres” semblables. Au contraire une équipe aux origines variées aura des ratios fortement variables. Cette variation peut se représenter à l'aide de l'écart-type. Après tous ces calculs on obtient le diagramme suivant:</text:p>
      <text:p text:style-name="P1"/>
      <text:p text:style-name="P4"><text:soft-page-break/></text:p>
      <text:p text:style-name="P4">Le diagramme obtenu nous permet de conclure que les équipes qui semblent comporter le plus de joueur aux origines semblables sont la Pologne et le Pays De Galle. A l’inverse les équipes comportant le plus de diversité au sein de leurs équipes sont la Belgique et la France. </text:p>
      <text:p text:style-name="P8"/>
      <text:p text:style-name="P7"><draw:frame draw:style-name="fr1" draw:name="Object1" text:anchor-type="paragraph" svg:x="-0.97cm" svg:y="0.99cm" svg:width="20.272cm" svg:height="11.068cm" draw:z-index="0"><draw:object xlink:href="./Object 1" xlink:type="simple" xlink:show="embed" xlink:actuate="onLoad"/><draw:image xlink:href="./ObjectReplacements/Object 1" xlink:type="simple" xlink:show="embed" xlink:actuate="onLoad"/></draw:frame></text:p>
      <text:p text:style-name="P9">Notre belle diversité nous permettra-t-elle de remporter l'eu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7:22:38.457421809</meta:creation-date>
    <dc:date>2016-06-30T12:03:12</dc:date>
    <meta:editing-duration>PT1H45M32S</meta:editing-duration>
    <meta:editing-cycles>60</meta:editing-cycles>
    <meta:generator>LibreOffice/3.5$Linux_x86 LibreOffice_project/350m1$Build-2</meta:generator>
    <meta:document-statistic meta:table-count="0" meta:image-count="0" meta:object-count="1" meta:page-count="2" meta:paragraph-count="10" meta:word-count="531" meta:character-count="3176" meta:non-whitespace-character-count="26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gap-width="170" chart:overlap="1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3399ff" draw:opacity="95%" draw:opacity-name="" dr3d:edge-rounding="5%"/>
      <style:text-properties fo:font-size="10pt" style:font-size-asian="10pt" style:font-size-complex="10pt"/>
    </style:style>
    <style:style style:name="ch10" style:family="chart">
      <style:chart-properties chart:solid-type="cuboid"/>
      <style:graphic-properties draw:fill-color="#9999ff"/>
    </style:style>
    <style:style style:name="ch11" style:family="chart">
      <style:chart-properties chart:solid-type="cuboid"/>
      <style:graphic-properties draw:fill-color="#0066ff"/>
    </style:style>
    <style:style style:name="ch12" style:family="chart">
      <style:chart-properties chart:solid-type="cuboid"/>
      <style:graphic-properties draw:fill-color="#0000cc"/>
    </style:style>
    <style:style style:name="ch13" style:family="chart">
      <style:chart-properties chart:solid-type="cuboid"/>
      <style:graphic-properties draw:fill-color="#000099"/>
    </style:style>
    <style:style style:name="ch14" style:family="chart">
      <style:chart-properties chart:solid-type="cuboid"/>
      <style:graphic-properties draw:fill-color="#000066"/>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72cm" svg:height="11.068cm" xlink:href="." xlink:type="simple" chart:class="chart:bar" chart:style-name="ch1">
        <chart:title svg:x="1.779cm" svg:y="0.357cm" chart:style-name="ch2">
          <text:p>Disparité noms des joueurs au sein d'une équipe au Scrabble</text:p>
        </chart:title>
        <chart:plot-area chart:style-name="ch3" chart:data-source-has-labels="both" svg:x="1.786cm" svg:y="1.967cm" svg:width="17.676cm" svg:height="7.899cm">
          <chartooo:coordinate-region svg:x="2.513cm" svg:y="2.166cm" svg:width="16.949cm" svg:height="5.042cm"/>
          <chart:axis chart:dimension="x" chart:name="primary-x" chart:style-name="ch4" chartooo:axis-type="auto">
            <chartooo:date-scale/>
            <chart:title svg:x="8.185cm" svg:y="10.087cm" chart:style-name="ch5">
              <text:p>Pays en 1/4 de finale UEFA 2016</text:p>
            </chart:title>
            <chart:categories table:cell-range-address="local-table.$A$2:.$A$9"/>
          </chart:axis>
          <chart:axis chart:dimension="y" chart:name="primary-y" chart:style-name="ch6">
            <chart:title svg:x="0.451cm" svg:y="6.817cm" chart:style-name="ch7">
              <text:p>Ecart type
Points Scrabble / Longueur Nom</text:p>
            </chart:title>
            <chart:grid chart:style-name="ch8" chart:class="major"/>
          </chart:axis>
          <chart:series chart:style-name="ch9" chart:values-cell-range-address="local-table.$B$2:.$B$9" chart:label-cell-address="local-table.$B$1" chart:class="chart:bar">
            <chart:data-point chart:style-name="ch10" chart:repeated="2"/>
            <chart:data-point chart:style-name="ch11" chart:repeated="3"/>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Pologne</text:p>
              </table:table-cell>
              <table:table-cell office:value-type="float" office:value="0.20315727">
                <text:p>0.20315727</text:p>
              </table:table-cell>
            </table:table-row>
            <table:table-row>
              <table:table-cell office:value-type="string">
                <text:p>Pays De Galles</text:p>
              </table:table-cell>
              <table:table-cell office:value-type="float" office:value="0.21260231">
                <text:p>0.21260231</text:p>
              </table:table-cell>
            </table:table-row>
            <table:table-row>
              <table:table-cell office:value-type="string">
                <text:p>Portugal</text:p>
              </table:table-cell>
              <table:table-cell office:value-type="float" office:value="0.27783748">
                <text:p>0.27783748</text:p>
              </table:table-cell>
            </table:table-row>
            <table:table-row>
              <table:table-cell office:value-type="string">
                <text:p>Islande</text:p>
              </table:table-cell>
              <table:table-cell office:value-type="float" office:value="0.29319184">
                <text:p>0.29319184</text:p>
              </table:table-cell>
            </table:table-row>
            <table:table-row>
              <table:table-cell office:value-type="string">
                <text:p>Allemagne</text:p>
              </table:table-cell>
              <table:table-cell office:value-type="float" office:value="0.32707931">
                <text:p>0.32707931</text:p>
              </table:table-cell>
            </table:table-row>
            <table:table-row>
              <table:table-cell office:value-type="string">
                <text:p>Italie</text:p>
              </table:table-cell>
              <table:table-cell office:value-type="float" office:value="0.40393983">
                <text:p>0.40393983</text:p>
              </table:table-cell>
            </table:table-row>
            <table:table-row>
              <table:table-cell office:value-type="string">
                <text:p>France</text:p>
              </table:table-cell>
              <table:table-cell office:value-type="float" office:value="0.49809826">
                <text:p>0.49809826</text:p>
              </table:table-cell>
            </table:table-row>
            <table:table-row>
              <table:table-cell office:value-type="string">
                <text:p>Belgique</text:p>
              </table:table-cell>
              <table:table-cell office:value-type="float" office:value="0.61902188">
                <text:p>0.619021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